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fab2" officeooo:paragraph-rsid="000afab2"/>
    </style:style>
    <style:style style:name="P2" style:family="paragraph" style:parent-style-name="Footer">
      <style:paragraph-properties fo:text-align="center" style:justify-single-word="false"/>
      <style:text-properties officeooo:rsid="00139f80" officeooo:paragraph-rsid="00139f80"/>
    </style:style>
    <style:style style:name="P3" style:family="paragraph" style:parent-style-name="Footer">
      <style:paragraph-properties fo:text-align="center" style:justify-single-word="false"/>
      <style:text-properties fo:font-style="normal" style:text-underline-style="none" officeooo:rsid="00139f80" officeooo:paragraph-rsid="00139f80" style:font-style-asian="normal" style:font-style-complex="normal"/>
    </style:style>
    <style:style style:name="P4" style:family="paragraph" style:parent-style-name="Standard">
      <style:text-properties officeooo:rsid="000afab2" officeooo:paragraph-rsid="000afab2"/>
    </style:style>
    <style:style style:name="P5" style:family="paragraph" style:parent-style-name="Standard">
      <style:text-properties officeooo:rsid="000afab2" officeooo:paragraph-rsid="000c2673"/>
    </style:style>
    <style:style style:name="P6" style:family="paragraph" style:parent-style-name="Standard">
      <style:text-properties officeooo:rsid="000afab2" officeooo:paragraph-rsid="00139f80"/>
    </style:style>
    <style:style style:name="P7" style:family="paragraph" style:parent-style-name="Standard">
      <style:text-properties officeooo:rsid="00139f80" officeooo:paragraph-rsid="00139f80"/>
    </style:style>
    <style:style style:name="P8" style:family="paragraph" style:parent-style-name="Standard">
      <style:text-properties fo:font-size="32pt" officeooo:rsid="00139f80" officeooo:paragraph-rsid="00139f80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40pt" officeooo:rsid="00139f80" style:font-size-asian="40pt" style:font-size-complex="40pt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0pt" fo:font-weight="bold" officeooo:rsid="00139f80" style:font-size-asian="40pt" style:font-weight-asian="bold" style:font-size-complex="40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2pt" officeooo:rsid="00139f80" style:font-size-asian="32pt" style:font-size-complex="32pt"/>
    </style:style>
    <style:style style:name="T7" style:family="text">
      <style:text-properties fo:color="#2a6099" loext:opacity="100%"/>
    </style:style>
    <style:style style:name="T8" style:family="text">
      <style:text-properties fo:color="#2a6099" loext:opacity="100%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2a6099" loext:opacity="100%" fo:font-size="40pt" fo:font-weight="bold" officeooo:rsid="00139f80" style:font-size-asian="40pt" style:font-weight-asian="bold" style:font-size-complex="40pt" style:font-weight-complex="bold"/>
    </style:style>
    <style:style style:name="T10" style:family="text">
      <style:text-properties fo:color="#2a6099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2a6099" loext:opacity="100%" fo:font-size="32pt" fo:font-weight="bold" officeooo:rsid="00139f80" style:font-size-asian="32pt" style:font-weight-asian="bold" style:font-size-complex="32pt" style:font-weight-complex="bold"/>
    </style:style>
    <style:style style:name="T12" style:family="text">
      <style:text-properties fo:color="#2a6099" loext:opacity="100%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5b9bd5" loext:opacity="100%"/>
    </style:style>
    <style:style style:name="T15" style:family="text">
      <style:text-properties fo:color="#5b9bd5" loext:opacity="100%" fo:font-style="italic" style:font-style-asian="italic" style:font-style-complex="italic"/>
    </style:style>
    <style:style style:name="T16" style:family="text">
      <style:text-properties fo:color="#5b9bd5" loext:opacity="100%"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1">Name:</text:span><text:span text:style-name="T2"> <text:tab/><text:tab/></text:span><text:span text:style-name="T6">Lokong Peter Etaparath.</text:span></text:p>
      <text:p text:style-name="P7"><text:span text:style-name="T10">Reg NO:</text:span><text:span text:style-name="T5"> <text:tab/>SCCJ-01433-2019</text:span></text:p>
      <text:p text:style-name="P8"><text:span text:style-name="T12">Project:</text:span> <text:tab/>Mama Care Geo-Locator.</text:p>
      <text:p text:style-name="P5"><text:a xlink:type="simple" xlink:href="https://www.figma.com/file/PAenUdan7d0msGM3r2kLkT/Mama-Care-App?node-id=0%3A1&amp;t=bvVeXS8JSAxnD0wc-0" text:style-name="Internet_20_link" text:visited-style-name="Visited_20_Internet_20_Link"><text:span text:style-name="T1">Figma Design for My Project</text:span></text:a><text:span text:style-name="T1"> - https://www.figma.com/file/PAenUdan7d0msGM3r2kLkT/Mama-Care-App?node-id=0%3A1&amp;t=bvVeXS8JSAxnD0wc-0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39f80" officeooo:paragraph-rsid="00139f80"/>
    </style:style>
    <style:style style:name="MP2" style:family="paragraph" style:parent-style-name="Footer">
      <style:paragraph-properties fo:text-align="center" style:justify-single-word="false"/>
      <style:text-properties fo:font-style="normal" style:text-underline-style="none" officeooo:rsid="00139f80" officeooo:paragraph-rsid="00139f80" style:font-style-asian="normal" style:font-style-complex="normal"/>
    </style:style>
    <style:style style:name="MT1" style:family="text">
      <style:text-properties fo:color="#000080" loext:opacity="100%" fo:font-style="italic" style:text-underline-style="solid" style:text-underline-width="auto" style:text-underline-color="font-color" style:font-style-asian="italic" style:font-style-complex="italic"/>
    </style:style>
    <style:style style:name="MT2" style:family="text">
      <style:text-properties fo:color="#5b9bd5" loext:opacity="100%" fo:font-style="italic" style:text-underline-style="solid" style:text-underline-width="auto" style:text-underline-color="font-color" style:font-style-asian="italic" style:font-style-complex="italic"/>
    </style:style>
    <style:style style:name="MT3" style:family="text">
      <style:text-properties fo:color="#5b9bd5" loext:opacity="100%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-Mail: <text:a xlink:type="simple" xlink:href="mailto:forstarlokong@students.tukenya.ac.ke" text:style-name="Internet_20_link" text:visited-style-name="Visited_20_Internet_20_Link"><text:span text:style-name="MT1">forstarlokong@students.tukenya.ac.ke</text:span></text:a><text:span text:style-name="MT2"> </text:span></text:p>
        <text:p text:style-name="MP2"><text:span text:style-name="MT3">Tel: +254798332690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7:10:47.659205525</meta:creation-date>
    <dc:date>2022-12-19T00:15:58.365465110</dc:date>
    <meta:editing-duration>PT22M12S</meta:editing-duration>
    <meta:editing-cycles>3</meta:editing-cycles>
    <meta:generator>LibreOffice/7.3.6.2$Linux_X86_64 LibreOffice_project/30$Build-2</meta:generator>
    <meta:document-statistic meta:table-count="0" meta:image-count="0" meta:object-count="0" meta:page-count="1" meta:paragraph-count="6" meta:word-count="22" meta:character-count="278" meta:non-whitespace-character-count="257"/>
  </office:meta>
</office:document-meta>
</file>